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T9" style:parent-style-name="DefaultParagraphFont" style:family="text">
      <style:text-properties fo:font-weight="bold" style:font-weight-asian="bold" style:font-weight-complex="bold" fo:background-color="#FFFF00"/>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text-properties fo:background-color="#FFFF00"/>
    </style:style>
    <style:style style:name="P13" style:parent-style-name="Standard" style:family="paragraph">
      <style:paragraph-properties fo:text-align="justify"/>
      <style:text-properties fo:font-style="italic" style:font-style-asian="italic" style:font-style-complex="italic"/>
    </style:style>
    <style:style style:name="P14" style:parent-style-name="Standard" style:family="paragraph">
      <style:paragraph-properties fo:text-align="justify"/>
      <style:text-properties fo:font-style="italic" style:font-style-asian="italic" style:font-style-complex="italic"/>
    </style:style>
    <style:style style:name="P15" style:parent-style-name="Standard" style:family="paragraph">
      <style:paragraph-properties fo:text-align="justify"/>
      <style:text-properties fo:font-style="italic" style:font-style-asian="italic" style:font-style-complex="italic"/>
    </style:style>
    <style:style style:name="P16" style:parent-style-name="Standard" style:family="paragraph">
      <style:paragraph-properties fo:text-align="justify"/>
    </style:style>
    <style:style style:name="T17" style:parent-style-name="DefaultParagraphFont" style:family="text">
      <style:text-properties fo:font-style="italic" style:font-style-asian="italic" style:font-style-complex="italic"/>
    </style:style>
    <style:style style:name="P18" style:parent-style-name="Standard" style:family="paragraph">
      <style:text-properties fo:background-color="#FFFF00"/>
    </style:style>
    <style:style style:name="P19" style:parent-style-name="Standard" style:family="paragraph">
      <style:text-properties fo:background-color="#FFFF00"/>
    </style:style>
    <style:style style:name="P20" style:parent-style-name="Standard" style:family="paragraph">
      <style:text-properties fo:background-color="#FFFF00"/>
    </style:style>
    <style:style style:name="T21" style:parent-style-name="DefaultParagraphFont" style:family="text">
      <style:text-properties fo:background-color="#FFFF00"/>
    </style:style>
    <style:style style:name="P22" style:parent-style-name="Standard" style:family="paragraph">
      <style:text-properties fo:background-color="#FFFF00"/>
    </style:style>
    <style:style style:name="P23" style:parent-style-name="Standard" style:family="paragraph">
      <style:text-properties fo:background-color="#FFFF00"/>
    </style:style>
    <style:style style:name="T24" style:parent-style-name="DefaultParagraphFont" style:family="text">
      <style:text-properties fo:background-color="#FFFF00" style:text-underline-type="single" style:text-underline-style="solid" style:text-underline-width="auto" style:text-underline-mode="continuous"/>
    </style:style>
    <style:style style:name="T25" style:parent-style-name="DefaultParagraphFont" style:family="text">
      <style:text-properties fo:background-color="#FFFF00"/>
    </style:style>
    <style:style style:name="T26" style:parent-style-name="DefaultParagraphFont" style:family="text">
      <style:text-properties fo:font-weight="bold" style:font-weight-asian="bold" style:font-weight-complex="bold" fo:background-color="#FFFF00" style:text-underline-type="single" style:text-underline-style="solid" style:text-underline-width="auto" style:text-underline-mode="continuous"/>
    </style:style>
    <style:style style:name="T27" style:parent-style-name="DefaultParagraphFont" style:family="text">
      <style:text-properties fo:background-color="#FFFF00"/>
    </style:style>
    <style:style style:name="P28" style:parent-style-name="Standard" style:family="paragraph">
      <style:text-properties fo:background-color="#FFFF00"/>
    </style:style>
    <style:style style:name="T29" style:parent-style-name="DefaultParagraphFont" style:family="text">
      <style:text-properties fo:background-color="#FFFF00"/>
    </style:style>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T36" style:parent-style-name="DefaultParagraphFont" style:family="text">
      <style:text-properties fo:font-style="italic" style:font-style-asian="italic" style:font-style-complex="italic"/>
    </style:style>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T4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T5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4" style:parent-style-name="Textbody" style:family="paragraph"/>
    <style:style style:name="P55" style:parent-style-name="Textbody" style:family="paragraph"/>
    <style:style style:name="P56" style:parent-style-name="Textbody" style:family="paragraph"/>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office:automatic-styles>
  <office:body>
    <office:text text:use-soft-page-breaks="true">
      <text:p text:style-name="P1">Title</text:p>
      <text:p text:style-name="P7"/>
      <text:p text:style-name="P8">Authors:<text:s/><text:span text:style-name="T9">ONLY</text:span><text:s/>the authors who contributed to the report!</text:p>
      <text:p text:style-name="P10"/>
      <text:p text:style-name="P11">Date</text:p>
      <text:p text:style-name="Standard"/>
      <text:p text:style-name="P12">&lt;NEW PAGE&gt;</text:p>
      <text:p text:style-name="Standard"/>
      <text:p text:style-name="Standard">Declaration Page:</text:p>
      <text:p text:style-name="Standard"/>
      <text:p text:style-name="P13">We am aware of the University policy on plagiarism in assignments and examinations (3AS08)</text:p>
      <text:p text:style-name="P14">We understand that plagiarism, collusion, and copying are grave and serious offences in the Institute and We will accept the penalties that could be imposed if we engage in any such activity.</text:p>
      <text:p text:style-name="P15">This assignment, or any part of it, has not been previously submitted by me or any other person for assessment on this or any other course of study.</text:p>
      <text:p text:style-name="P16"><text:span text:style-name="T17">We declare that this material, which We now submit for assessment, is entirely of my own work and has not been taken from the work of others, save and to the extent that such work has been cited and acknowledged within the text of my work.</text:span></text:p>
      <text:p text:style-name="Standard"/>
      <text:p text:style-name="P18">&lt;NEW PAGE&gt;</text:p>
      <text:p text:style-name="Standard"/>
      <text:p text:style-name="Standard">Abstract Page 123<text:s/>456</text:p>
      <text:p text:style-name="Standard"/>
      <text:p text:style-name="P19">&lt;NEW PAGE&gt;</text:p>
      <text:p text:style-name="Standard"/>
      <text:p text:style-name="Standard">Table of Contents</text:p>
      <text:p text:style-name="Standard"/>
      <text:p text:style-name="P20">&lt;NEW PAGE&gt;</text:p>
      <text:p text:style-name="Standard"/>
      <text:p text:style-name="Standard">List of Figures</text:p>
      <text:p text:style-name="Standard"/>
      <text:p text:style-name="Standard">&lt;NEW PAGE&gt;</text:p>
      <text:p text:style-name="Standard"/>
      <text:p text:style-name="Standard">List of Tables (if you have them)</text:p>
      <text:p text:style-name="Standard"/>
      <text:p text:style-name="Standard"><text:span text:style-name="T21">&lt;NEW PAGE&gt;</text:span></text:p>
      <text:p text:style-name="P22"/>
      <text:p text:style-name="P23"/>
      <text:p text:style-name="Standard"><text:span text:style-name="T24">Note</text:span><text:span text:style-name="T25">: Please make sure that you use proper citation within the body of the text of your report + include the reference cited in the References section at the end. It is<text:s/></text:span><text:span text:style-name="T26">not</text:span><text:span text:style-name="T27"><text:s/>sufficient simply to list the references at the end. See:</text:span></text:p>
      <text:p text:style-name="P28"/>
      <text:p text:style-name="Standard"><text:a xlink:href="https://libguides.ucd.ie/harvardstyle/introduction" office:target-frame-name="_top" xlink:show="replace"><text:span text:style-name="T29">https://libguides.ucd.ie/harvardstyle/introduction</text:span></text:a></text:p>
      <text:p text:style-name="Standard"/>
      <text:soft-page-break/>
      <text:h text:style-name="Heading1" text:outline-level="1">Introduction</text:h>
      <text:h text:style-name="Heading2" text:outline-level="2">Background</text:h>
      <text:list text:style-name="LFO3" text:continue-numbering="true">
        <text:list-item>
          <text:p text:style-name="P30">Concurrency and Synchronisation Issues in OSes</text:p>
        </text:list-item>
        <text:list-item>
          <text:p text:style-name="P31">Mutex Locks</text:p>
        </text:list-item>
        <text:list-item>
          <text:p text:style-name="P32">Semaphores</text:p>
        </text:list-item>
        <text:list-item>
          <text:p text:style-name="P33">ThreadMentor</text:p>
        </text:list-item>
      </text:list>
      <text:h text:style-name="Heading2" text:outline-level="2">The Dining Philosophers Problem</text:h>
      <text:h text:style-name="Heading2" text:outline-level="2">Outline/Layout of your Report</text:h>
      <text:list text:style-name="LFO4" text:continue-numbering="true">
        <text:list-item>
          <text:p text:style-name="P34">In section 2, we describe “this”. In section 3, we describe “that”…</text:p>
        </text:list-item>
        <text:list-item>
          <text:p text:style-name="P35">Tie the sections together:<text:s/><text:span text:style-name="T36">briefly<text:s/></text:span>describe how they are related</text:p>
        </text:list-item>
      </text:list>
      <text:h text:style-name="Heading1" text:outline-level="1">&lt;Your Solution&gt;</text:h>
      <text:list text:style-name="LFO5" text:continue-numbering="true">
        <text:list-item>
          <text:p text:style-name="P37">Theory/How it works</text:p>
        </text:list-item>
        <text:list-item>
          <text:p text:style-name="P38">ThreadMentor:</text:p>
          <text:list text:continue-numbering="true">
            <text:list-item>
              <text:p text:style-name="P39">Makefile</text:p>
            </text:list-item>
            <text:list-item>
              <text:p text:style-name="P40">Explanation of “Tags” and other ThreadMentor issues related to your solution</text:p>
            </text:list-item>
          </text:list>
        </text:list-item>
      </text:list>
      <text:h text:style-name="Heading1" text:outline-level="1">Results and Analysis</text:h>
      <text:p text:style-name="Textbody">Screenshots of a<text:s/><text:span text:style-name="T41">single</text:span><text:s/>program run, to include:</text:p>
      <text:list text:style-name="LFO6" text:continue-numbering="true">
        <text:list-item>
          <text:p text:style-name="P42">Several History Graph screenshots + proper captions</text:p>
        </text:list-item>
        <text:list-item>
          <text:p text:style-name="P43">Screenshots of highlighted code corresponding to various ThreadMentor tags for Philosopher threads in the History graph above + proper captions</text:p>
        </text:list-item>
        <text:list-item>
          <text:p text:style-name="P44">Screenshots of main ThreadMentor window showing relevant and corresponding information relating to the above.</text:p>
        </text:list-item>
        <text:list-item>
          <text:p text:style-name="P45">Screenshots of Thread Status window showing relevant and corresponding information relating to the above.</text:p>
        </text:list-item>
        <text:list-item>
          <text:p text:style-name="P46"><text:s/>Detailed descriptions in the text of what is happening to each of the Philosopher threads making reference to the screenshots.</text:p>
        </text:list-item>
      </text:list>
      <text:h text:style-name="Heading1" text:outline-level="1">Conclusions</text:h>
      <text:p text:style-name="Textbody">Technical conclusions about your solution; for example:</text:p>
      <text:list text:style-name="LFO7" text:continue-numbering="true">
        <text:list-item>
          <text:p text:style-name="P47">“our solution avoids a specified problem”, or</text:p>
        </text:list-item>
        <text:list-item>
          <text:p text:style-name="P48">“our does had a specified problem”</text:p>
        </text:list-item>
        <text:list-item>
          <text:p text:style-name="P49">Advantages/Disadvantages of our solution</text:p>
        </text:list-item>
      </text:list>
      <text:p text:style-name="Textbody">The conclusions should<text:s/><text:span text:style-name="T50">not</text:span><text:span text:style-name="T51"><text:s/></text:span>include things like: “I loved this project!”, “I hated this project!”, “I learned x, y and z on this project”. These things should go in the Personal Reflections section.</text:p>
      <text:h text:style-name="Heading1" text:outline-level="1">References</text:h>
      <text:p text:style-name="Textbody">The references listed here<text:s/><text:span text:style-name="T52">must</text:span><text:s/>be cited within the text of your report.</text:p>
      <text:p text:style-name="Textbody">It is not good enough simply to list the references here and have no citations in the text – marks<text:s/><text:span text:style-name="T53">will</text:span><text:s/>be lost if you leave out the citations or if you use Wikipedia as a reference source.</text:p>
      <text:h text:style-name="Heading1" text:outline-level="1">Appendix: Personal Reflections</text:h>
      <text:list text:style-name="LFO8" text:continue-numbering="true">
        <text:list-item>
          <text:p text:style-name="P54">A brief summary of what you learned</text:p>
        </text:list-item>
        <text:list-item>
          <text:p text:style-name="P55">What you liked about the project</text:p>
        </text:list-item>
        <text:list-item>
          <text:p text:style-name="P56">What you didn’t like about the project</text:p>
        </text:list-item>
        <text:list-item>
          <text:p text:style-name="P57">What would you have done differently if you could do it again</text:p>
        </text:list-item>
        <text:list-item>
          <text:p text:style-name="P58">Any other recommendations/feedback for the Lecturer and/or future Students</text:p>
        </text:list-item>
      </text:list>
      <text:h text:style-name="Heading1" text:outline-level="1">Appendix: Project Planning and Management</text:h>
      <text:list text:style-name="LFO9" text:continue-numbering="true">
        <text:list-item>
          <text:p text:style-name="P59">Gantt chart</text:p>
        </text:list-item>
        <text:list-item>
          <text:p text:style-name="P60">Description of your Gantt chart</text:p>
        </text:list-item>
        <text:list-item>
          <text:p text:style-name="P61">How you managed the project on a week-to-week basis</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Arial" fo:hyphenate="false"/>
    </style:style>
    <style:style style:name="Caption" style:display-name="Caption" style:family="paragraph" style:parent-style-name="Standard">
      <style:paragraph-properties text:number-lines="false" fo:margin-top="0.0833in" fo:margin-bottom="0.0833in"/>
      <style:text-properties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P2"><text:span text:style-name="T3">Page<text:s/></text:span><text:span text:style-name="T4"><text:page-number text:fixed="false">3</text:page-number></text:span><text:span text:style-name="T5"><text:s/>of<text:s/></text:span><text:span text:style-name="T6"><text:page-count>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evin Farrell</meta:initial-creator>
    <dc:creator>Ryan Dunne</dc:creator>
    <meta:creation-date>2022-03-08T16:29:00Z</meta:creation-date>
    <dc:date>2024-04-06T18:17:00Z</dc:date>
    <meta:template xlink:href="Normal.dotm" xlink:type="simple"/>
    <meta:editing-cycles>9</meta:editing-cycles>
    <meta:editing-duration>PT1560S</meta:editing-duration>
    <meta:document-statistic meta:page-count="3" meta:paragraph-count="6" meta:word-count="508" meta:character-count="3403" meta:row-count="24" meta:non-whitespace-character-count="2901"/>
  </office:meta>
</office:document-meta>
</file>